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80808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147cm" svg:y="3.81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7.227cm" svg:y="3.80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5.322cm 3.81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id="id5">
          <draw:custom-shape draw:style-name="gr2" draw:text-style-name="P1" draw:layer="layout" svg:width="1.905cm" svg:height="1.905cm" draw:transform="rotate (1.5707963267946) translate (7.862cm 6.98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polyline draw:style-name="gr3" draw:text-style-name="P1" draw:layer="layout" svg:width="-0.952cm" svg:height="-0.951cm" svg:x="9.292cm" svg:y="6.51cm" svg:viewBox="0 0 -953 -952" draw:points="0,-12068 953,-12068 953,-13020 0,-13020">
            <text:p/>
          </draw:polyline>
        </draw:g>
        <draw:g draw:id="id3">
          <draw:custom-shape draw:style-name="gr2" draw:text-style-name="P1" draw:layer="layout" svg:width="1.905cm" svg:height="1.905cm" svg:x="2.782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1" draw:layer="layout" svg:width="0.952cm" svg:height="0.952cm" draw:transform="rotate (-1.57079632679579) translate (4.2115cm 5.55699999999944cm)" svg:viewBox="0 0 953 953" draw:points="953,-7470 0,-7470 0,-8423 953,-8423">
            <text:p/>
          </draw:polyline>
        </draw:g>
        <draw:g draw:id="id2">
          <draw:custom-shape draw:style-name="gr2" draw:text-style-name="P1" draw:layer="layout" svg:width="1.905cm" svg:height="1.905cm" draw:transform="rotate (-1.57079632679579) translate (2.147cm 5.08cm)"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1" draw:layer="layout" svg:width="-0.952cm" svg:height="-0.951cm" svg:x="1.67cm" svg:y="6.51cm" svg:viewBox="0 0 -953 -952" draw:points="953,-12068 0,-12068 0,-13020 953,-13020">
            <text:p/>
          </draw:polyline>
        </draw:g>
        <draw:g draw:id="id1">
          <draw:custom-shape draw:style-name="gr2" draw:text-style-name="P1" draw:layer="layout" svg:width="1.905cm" svg:height="1.905cm" svg:x="4.052cm" svg:y="0.635cm"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1" draw:layer="layout" svg:width="0.952cm" svg:height="0.952cm" draw:transform="rotate (-1.57079632679579) translate (5.4815cm 1.11199999999944cm)" svg:viewBox="0 0 953 953" draw:points="953,-10010 0,-10010 0,-10963 953,-10963">
            <text:p/>
          </draw:polyline>
        </draw:g>
        <draw:g draw:id="id4">
          <draw:custom-shape draw:style-name="gr2" draw:text-style-name="P1" draw:layer="layout" svg:width="1.905cm" svg:height="1.905cm" svg:x="5.322cm" svg:y="5.08cm"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1" draw:layer="layout" svg:width="0.952cm" svg:height="0.952cm" draw:transform="rotate (-1.57079632679579) translate (6.7515cm 5.55699999999944cm)" svg:viewBox="0 0 953 953" draw:points="953,-12550 0,-12550 0,-13503 953,-13503">
            <text:p/>
          </draw:polyline>
        </draw:g>
        <draw:custom-shape draw:style-name="gr1" draw:text-style-name="P1" draw:layer="layout" svg:width="0.635cm" svg:height="0.635cm" draw:transform="rotate (-1.57079632679579) translate (0.877cm 7.6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0.877cm" svg:y="7.6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2.144cm 7.62cm)">
          <text:p/>
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2.782cm" svg:y="7.6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4.052cm 7.6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4.052cm" svg:y="7.61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5.322cm" svg:y="7.6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6.592cm 7.6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6.592cm" svg:y="7.61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8.494cm 7.62cm)">
          <text:p/>
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8.497cm" svg:y="7.61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9.766cm 7.6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line-skew="-0.634cm" svg:x1="5.004cm" svg:y1="2.54cm" svg:x2="1.194cm" svg:y2="5.08cm" draw:start-shape="id1" draw:start-glue-point="2" draw:end-shape="id2" draw:end-glue-point="0" svg:d="m5004 2540v635h-3810v1905">
          <text:p/>
        </draw:connector>
        <draw:connector draw:style-name="gr4" draw:text-style-name="P1" draw:layer="layout" draw:line-skew="-0.634cm" svg:x1="5.004cm" svg:y1="2.54cm" svg:x2="3.734cm" svg:y2="5.08cm" draw:start-shape="id1" draw:start-glue-point="2" draw:end-shape="id3" draw:end-glue-point="0" svg:d="m5004 2540v635h-1270v1905">
          <text:p/>
        </draw:connector>
        <draw:connector draw:style-name="gr4" draw:text-style-name="P1" draw:layer="layout" draw:line-skew="-0.634cm" svg:x1="5.004cm" svg:y1="2.54cm" svg:x2="6.274cm" svg:y2="5.08cm" draw:start-shape="id1" draw:start-glue-point="2" draw:end-shape="id4" svg:d="m5004 2540v635h1270v1905">
          <text:p/>
        </draw:connector>
        <draw:connector draw:style-name="gr4" draw:text-style-name="P1" draw:layer="layout" draw:line-skew="-0.634cm" svg:x1="5.004cm" svg:y1="2.54cm" svg:x2="8.814cm" svg:y2="5.08cm" draw:start-shape="id1" draw:start-glue-point="2" draw:end-shape="id5" svg:d="m5004 2540v635h3810v1905">
          <text:p/>
        </draw:connector>
      </draw:page>
      <draw:page draw:name="page2" draw:style-name="dp1" draw:master-page-name="Default">
        <draw:custom-shape draw:style-name="gr5" draw:text-style-name="P1" draw:layer="layout" svg:width="0.635cm" svg:height="0.635cm" svg:x="2.147cm" svg:y="4.44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635cm" svg:height="0.635cm" svg:x="7.227cm" svg:y="4.44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635cm" svg:height="0.635cm" draw:transform="rotate (-1.57079632679579) translate (5.322cm 4.44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0.877cm 4.44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0.877cm" svg:y="4.44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2.144cm 4.445cm)">
          <text:p/>
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2.782cm" svg:y="4.44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4.052cm 4.44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4.052cm" svg:y="4.44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5.322cm" svg:y="4.44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6.592cm 4.44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6.592cm" svg:y="4.44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8.494cm 4.445cm)">
          <text:p/>
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8.497cm" svg:y="4.44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9.766cm 4.441cm)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polyline draw:style-name="gr3" draw:text-style-name="P1" draw:layer="layout" svg:width="-0.952cm" svg:height="-0.951cm" svg:x="6.434cm" svg:y="3.493cm" svg:viewBox="0 0 -953 -952" draw:points="0,-6034 953,-6034 953,-6986 0,-6986">
            <text:p/>
          </draw:polyline>
          <draw:polyline draw:style-name="gr3" draw:text-style-name="P1" draw:layer="layout" svg:width="0.952cm" svg:height="0.952cm" draw:transform="rotate (-1.57079632679579) translate (4.5285cm 0.634999999999435cm)" svg:viewBox="0 0 953 953" draw:points="953,-8104 0,-8104 0,-9057 953,-9057">
            <text:p/>
          </draw:polyline>
          <draw:polyline draw:style-name="gr3" draw:text-style-name="P1" draw:layer="layout" svg:width="-0.952cm" svg:height="-0.951cm" svg:x="4.527cm" svg:y="3.493cm" svg:viewBox="0 0 -953 -952" draw:points="953,-6034 0,-6034 0,-6986 953,-6986">
            <text:p/>
          </draw:polyline>
          <draw:polyline draw:style-name="gr3" draw:text-style-name="P1" draw:layer="layout" svg:width="0.952cm" svg:height="0.952cm" draw:transform="rotate (-1.57079632679579) translate (6.4335cm 0.635250393700223cm)" svg:viewBox="0 0 953 953" draw:points="953,-11914 0,-11914 0,-12867 953,-12867">
            <text:p/>
          </draw:polyline>
          <draw:line draw:style-name="gr6" draw:text-style-name="P1" draw:layer="layout" svg:x1="3.575cm" svg:y1="2.541cm" svg:x2="3.576cm" svg:y2="1.588cm">
            <text:p/>
          </draw:line>
          <draw:line draw:style-name="gr6" draw:text-style-name="P1" draw:layer="layout" svg:x1="4.529cm" svg:y1="1.588cm" svg:x2="5.481cm" svg:y2="1.588cm">
            <text:p/>
          </draw:line>
          <draw:line draw:style-name="gr6" draw:text-style-name="P1" draw:layer="layout" svg:x1="6.434cm" svg:y1="1.588cm" svg:x2="6.434cm" svg:y2="2.54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008cm" fo:page-height="8.9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Quignon </meta:initial-creator>
    <meta:creation-date>2010-08-04T20:57:22</meta:creation-date>
    <dc:date>2010-08-04T22:44:05</dc:date>
    <dc:creator>Quignon </dc:creator>
    <meta:editing-duration>PT01H41M00S</meta:editing-duration>
    <meta:editing-cycles>3</meta:editing-cycles>
    <meta:generator>OpenOffice.org/3.2$Linux OpenOffice.org_project/320m12$Build-9483</meta:generator>
    <meta:document-statistic meta:object-count="57"/>
  </office:meta>
</office:document-meta>
</file>